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61" table:default-cell-style-name="ce1"/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Theta/deg C</text:p>
          </table:table-cell>
          <table:table-cell/>
          <table:table-cell office:value-type="string" calcext:value-type="string">
            <text:p>t/s</text:p>
          </table:table-cell>
          <table:table-cell office:value-type="string" calcext:value-type="string">
            <text:p>Theta/deg C</text:p>
          </table:table-cell>
          <table:table-cell table:number-columns-repeated="58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3" office:value-type="float" office:value="26.5" calcext:value-type="float">
            <text:p>26.5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58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3" office:value-type="float" office:value="26.2" calcext:value-type="float">
            <text:p>26.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4.5" calcext:value-type="float">
            <text:p>24.5</text:p>
          </table:table-cell>
          <table:table-cell table:number-columns-repeated="58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3" office:value-type="float" office:value="26.3" calcext:value-type="float">
            <text:p>26.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4.2" calcext:value-type="float">
            <text:p>24.2</text:p>
          </table:table-cell>
          <table:table-cell table:number-columns-repeated="58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3" office:value-type="float" office:value="26.3" calcext:value-type="float">
            <text:p>26.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4.7" calcext:value-type="float">
            <text:p>24.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2.3" calcext:value-type="float">
            <text:p>32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2.8" calcext:value-type="float">
            <text:p>32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.2" calcext:value-type="float">
            <text:p>30.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32.4" calcext:value-type="float">
            <text:p>32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.1" calcext:value-type="float">
            <text:p>29.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2.3" calcext:value-type="float">
            <text:p>32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.7" calcext:value-type="float">
            <text:p>28.7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31.8" calcext:value-type="float">
            <text:p>31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.4" calcext:value-type="float">
            <text:p>28.4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1.6" calcext:value-type="float">
            <text:p>31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32.2" calcext:value-type="float">
            <text:p>32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1.2" calcext:value-type="float">
            <text:p>31.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.5</text:p>
          </table:table-cell>
          <table:table-cell table:number-columns-repeated="5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31.6" calcext:value-type="float">
            <text:p>31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.4" calcext:value-type="float">
            <text:p>28.4</text:p>
          </table:table-cell>
          <table:table-cell table:number-columns-repeated="5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31.7" calcext:value-type="float">
            <text:p>31.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.5" calcext:value-type="float">
            <text:p>28.5</text:p>
          </table:table-cell>
          <table:table-cell table:number-columns-repeated="5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32" calcext:value-type="float">
            <text:p>32.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8.3" calcext:value-type="float">
            <text:p>28.3</text:p>
          </table:table-cell>
          <table:table-cell table:number-columns-repeated="5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8.2" calcext:value-type="float">
            <text:p>28.2</text:p>
          </table:table-cell>
          <table:table-cell table:number-columns-repeated="5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8.1" calcext:value-type="float">
            <text:p>28.1</text:p>
          </table:table-cell>
          <table:table-cell table:number-columns-repeated="5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8.4" calcext:value-type="float">
            <text:p>28.4</text:p>
          </table:table-cell>
          <table:table-cell table:number-columns-repeated="5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8.3" calcext:value-type="float">
            <text:p>28.3</text:p>
          </table:table-cell>
          <table:table-cell table:number-columns-repeated="5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8.4" calcext:value-type="float">
            <text:p>28.4</text:p>
          </table:table-cell>
          <table:table-cell table:number-columns-repeated="5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8.3" calcext:value-type="float">
            <text:p>28.3</text:p>
          </table:table-cell>
          <table:table-cell table:number-columns-repeated="5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.2" calcext:value-type="float">
            <text:p>2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28.4" calcext:value-type="float">
            <text:p>28.4</text:p>
          </table:table-cell>
          <table:table-cell table:number-columns-repeated="58"/>
        </table:table-row>
        <table:table-row table:style-name="ro1" table:number-rows-repeated="1048551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00-00-00</text:date>, <text:time style:data-style-name="N2" text:time-value="04:42:02.033482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0:11:24.116223807</meta:creation-date>
    <dc:title>Noto Sans</dc:title>
    <meta:editing-duration>PT5H12M21S</meta:editing-duration>
    <meta:editing-cycles>7</meta:editing-cycles>
    <meta:generator>LibreOffice/6.4.5.2$Linux_X86_64 LibreOffice_project/40$Build-2</meta:generator>
    <meta:initial-creator>Yudong Sun</meta:initial-creator>
    <dc:date>2020-08-13T09:04:25.217533252</dc:date>
    <dc:creator>Yudong Sun</dc:creator>
    <meta:document-statistic meta:table-count="2" meta:cell-count="94" meta:object-count="0"/>
    <meta:template xlink:type="simple" xlink:actuate="onRequest" xlink:title="Noto Sans" xlink:href="../../../../../../../../../home/sunyudong/Templates/Noto%20Sans1.ots" meta:date="2020-08-12T10:11:21.839413208"/>
  </office:meta>
</office:document-meta>
</file>